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/>
    <style:font-face style:name="Fira Sans Light6" svg:font-family="'Fira Sans Light'" style:font-adornments="Regular" style:font-family-generic="modern"/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1.884cm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</style:style>
    <style:style style:name="pr6" style:family="presentation" style:parent-style-name="file_3a__2f__2f__2f_home_2f_sb17498_2f_.config_2f_libreoffice_2f_4_2f_user_2f_template_2f_MetropolisTemplate.otp-title">
      <style:graphic-properties fo:min-height="2.563cm"/>
    </style:style>
    <style:style style:name="P1" style:family="paragraph">
      <loext:graphic-properties draw:fill-color="#ffffff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size="36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17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8" style:family="text">
      <style:text-properties style:text-position="-33% 58%"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1" style:family="text">
      <style:text-properties style:text-position="0% 100%" style:font-name="Courier New2" fo:font-size="22pt" fo:font-style="normal" style:font-size-asian="22pt" style:font-style-asian="normal" style:font-size-complex="22pt" style:font-style-complex="normal"/>
    </style:style>
    <style:style style:name="T22" style:family="text">
      <style:text-properties style:text-position="0% 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32">
        <draw:frame presentation:style-name="pr1" draw:text-style-name="P1" draw:layer="layout" svg:width="22.5cm" svg:height="11.884cm" svg:x="2.75cm" svg:y="4.558cm" presentation:class="subtitle" presentation:user-transformed="true">
          <draw:text-box>
            <text:p><text:span text:style-name="T1">Multi-Agent Systems</text:span></text:p>
            <text:p><text:span text:style-name="T1">- Lab 8 – Tragedy of Commons 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home_2f_sb17498_2f_.config_2f_libreoffice_2f_4_2f_user_2f_template_2f_MetropolisTemplate.otp" presentation:presentation-page-layout-name="AL2T1">
        <draw:frame presentation:style-name="pr3" draw:layer="layout" svg:width="22.5cm" svg:height="2.563cm" svg:x="0cm" svg:y="0cm" presentation:class="title">
          <draw:text-box>
            <text:p>1. Introduction</text:p>
          </draw:text-box>
        </draw:frame>
        <draw:frame presentation:style-name="pr4" draw:layer="layout" svg:width="25.199cm" svg:height="12.179cm" svg:x="1.4cm" svg:y="5.113cm" presentation:class="outline" presentation:user-transformed="true">
          <draw:text-box>
            <text:p><text:span text:style-name="T2">Objectives of lab: </text:span></text:p>
            <text:list text:style-name="L2">
              <text:list-header>
                <text:p/>
              </text:list-header>
              <text:list-item>
                <text:p>Study game theoretical aspects of multi-agent interaction on hand of a classic problem: Tragedy of the Commons</text:p>
                <text:p/>
              </text:list-item>
              <text:list-item>
                <text:p>Exploit communication to determine/influence strategy of other agents</text:p>
                <text:p/>
              </text:list-item>
              <text:list-item>
                <text:p>Achieve a cooperation strategy which maximizes the <text:span text:style-name="T3">social welfare</text:span></text:p>
                <text:p/>
              </text:list-item>
              <text:list-item>
                <text:p>Evaluate student solutions collectively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home_2f_sb17498_2f_.config_2f_libreoffice_2f_4_2f_user_2f_template_2f_MetropolisTemplate.otp" presentation:presentation-page-layout-name="AL2T1">
        <draw:frame presentation:style-name="pr3" draw:layer="layout" svg:width="22.5cm" svg:height="2.563cm" svg:x="0cm" svg:y="0cm" presentation:class="title">
          <draw:text-box>
            <text:p>1. Introduction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p><text:span text:style-name="T2">Tragedy of the Commons</text:span></text:p>
            <text:list text:style-name="L2">
              <text:list-item>
                <text:p>Situation that arises when there is a <text:span text:style-name="T3">finite</text:span><text:span text:style-name="T4"> </text:span><text:span text:style-name="T3">resource</text:span><text:span text:style-name="T4"> that is </text:span><text:span text:style-name="T3">shared </text:span><text:span text:style-name="T4">by several agents</text:span></text:p>
              </text:list-item>
              <text:list-item>
                <text:p><text:span text:style-name="T4">Each agent has a </text:span><text:span text:style-name="T3">utility directly proportional</text:span><text:span text:style-name="T4"> to his </text:span><text:span text:style-name="T5">share </text:span><text:span text:style-name="T6">of the common resource, </text:span><text:span text:style-name="T5">as well</text:span><text:span text:style-name="T6"> </text:span><text:span text:style-name="T5">as</text:span><text:span text:style-name="T6"> to how much of it remains for future regeneration</text:span></text:p>
              </text:list-item>
              <text:list-item>
                <text:p><text:span text:style-name="T6">Examples:</text:span></text:p>
                <text:list>
                  <text:list-item>
                    <text:p><text:span text:style-name="T6">William Forster Lloyd (1833)</text:span></text:p>
                    <text:list>
                      <text:list-item>
                        <text:p><text:span text:style-name="T6">Cattle herders sharing a common parcel of land (the commons) on which they are each entitled to let their cows graze. If a herder put more than his allotted number of cattle on the common, overgrazing could result</text:span></text:p>
                      </text:list-item>
                      <text:list-item>
                        <text:p><text:span text:style-name="T6">Each additional animal has a positive effect for its herder, but the cost of the extra animal is shared by all other herders, causing a so-called </text:span><text:span text:style-name="T5">“free-rider”</text:span><text:span text:style-name="T6"> problem. Today’s commons include fish stocks, rivers, oceans, and the atmospher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home_2f_sb17498_2f_.config_2f_libreoffice_2f_4_2f_user_2f_template_2f_MetropolisTemplate.otp" presentation:presentation-page-layout-name="AL2T1">
        <draw:frame presentation:style-name="pr6" draw:layer="layout" svg:width="22.5cm" svg:height="2.563cm" svg:x="0cm" svg:y="0cm" presentation:class="title">
          <draw:text-box>
            <text:p>2. Game Setup</text:p>
          </draw:text-box>
        </draw:frame>
        <draw:frame presentation:style-name="pr4" draw:text-style-name="P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7">N </text:span><text:span text:style-name="T8">agents</text:span></text:p>
              </text:list-item>
              <text:list-item>
                <text:p><text:span text:style-name="T8">Each agent </text:span><text:span text:style-name="T7">i=1..N </text:span><text:span text:style-name="T8">decides on a </text:span><text:span text:style-name="T7">share </text:span><text:span text:style-name="T9">k</text:span><text:span text:style-name="T10">i</text:span><text:span text:style-name="T9"> </text:span><text:span text:style-name="T11">of</text:span><text:span text:style-name="T8"> a common resource </text:span><text:span text:style-name="T7">K </text:span><text:span text:style-name="T8">(e.g. air <text:s/>in the atmosphere) to use for its own production utility</text:span></text:p>
              </text:list-item>
              <text:list-item>
                <text:p><text:span text:style-name="T8">Amount of </text:span><text:span text:style-name="T7">free remaining air </text:span><text:span text:style-name="T6">is</text:span></text:p>
                <text:p><text:span text:style-name="T6"><text:s/></text:span></text:p>
              </text:list-item>
              <text:list-item>
                <text:p><text:span text:style-name="T6">Each individual agent utility is computed as follows:</text:span></text:p>
                <text:p><text:span text:style-name="T6"/></text:p>
                <text:p><text:span text:style-name="T6"/></text:p>
              </text:list-item>
              <text:list-item>
                <text:p><text:span text:style-name="T6">The social utility function is the sum of individual utilities</text:span></text:p>
              </text:list-item>
            </text:list>
            <text:p><text:span text:style-name="T6"/></text:p>
          </draw:text-box>
        </draw:frame>
        <draw:frame draw:style-name="gr2" draw:text-style-name="P3" draw:layer="layout" svg:width="2.816cm" svg:height="1.889cm" svg:x="14.732cm" svg:y="9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9.283cm" svg:height="1.889cm" svg:x="9.359cm" svg:y="13.1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12.967cm" svg:height="1.889cm" svg:x="7.517cm" svg:y="16.7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home_2f_sb17498_2f_.config_2f_libreoffice_2f_4_2f_user_2f_template_2f_MetropolisTemplate.otp" presentation:presentation-page-layout-name="AL2T1">
        <draw:frame presentation:style-name="pr6" draw:layer="layout" svg:width="22.5cm" svg:height="2.563cm" svg:x="0cm" svg:y="0cm" presentation:class="title">
          <draw:text-box>
            <text:p>3. Game Config and Environment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Game has <text:span text:style-name="T7">nr_rounds </text:span><text:span text:style-name="T8">rounds of play (agents do not know </text:span><text:span text:style-name="T7">nr_rounds</text:span><text:span text:style-name="T8">)</text:span></text:p>
                <text:p><text:span text:style-name="T8"/></text:p>
              </text:list-item>
              <text:list-item>
                <text:p><text:span text:style-name="T8">The game starts out with an amount </text:span><text:span text:style-name="T7">nr_resources</text:span><text:span text:style-name="T8"> </text:span><text:span text:style-name="T7">(K) </text:span><text:span text:style-name="T8">of the common resource</text:span></text:p>
                <text:p><text:span text:style-name="T8"/></text:p>
              </text:list-item>
              <text:list-item>
                <text:p><text:span text:style-name="T8">Each round has 2 stages</text:span></text:p>
                <text:list>
                  <text:list-item>
                    <text:p><text:span text:style-name="T12">Stage 1: agents provide their initial </text:span><text:span text:style-name="T13">share (k</text:span><text:span text:style-name="T14">i</text:span><text:span text:style-name="T13">)</text:span><text:span text:style-name="T14"> </text:span><text:span text:style-name="T15"><text:s/></text:span><text:span text:style-name="T16">of the amount of resource remaining after the previous round</text:span></text:p>
                    <text:p><text:span text:style-name="T16"/></text:p>
                  </text:list-item>
                  <text:list-item>
                    <text:p><text:span text:style-name="T16">Stage 2: Adjustments</text:span></text:p>
                    <text:list>
                      <text:list-item>
                        <text:p><text:span text:style-name="T17">All agent receive the k</text:span><text:span text:style-name="T18">i </text:span><text:span text:style-name="T17">shares of every other agent</text:span></text:p>
                      </text:list-item>
                      <text:list-item>
                        <text:p><text:span text:style-name="T17">Agents have </text:span><text:span text:style-name="T19">nr_adjust_rounds </text:span><text:span text:style-name="T17">adjustment rounds to (i) alter their share, (ii) ask that other agents alter their share</text:span></text:p>
                      </text:list-item>
                    </text:list>
                    <text:p><text:span text:style-name="T20"/></text:p>
                  </text:list-item>
                  <text:list-item>
                    <text:p><text:span text:style-name="T16">After </text:span><text:span text:style-name="T15">nr_adjust_rounds</text:span><text:span text:style-name="T16"> or when all agents are content with their utility, the round ends and the resource amount is reduced by the total agent share</text:span></text:p>
                    <text:p><text:span text:style-name="T16"/></text:p>
                  </text:list-item>
                  <text:list-item>
                    <text:p><text:span text:style-name="T16">If the resource amount falls below 0, the game ends abruptly</text:span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home_2f_sb17498_2f_.config_2f_libreoffice_2f_4_2f_user_2f_template_2f_MetropolisTemplate.otp" presentation:presentation-page-layout-name="AL2T1">
        <draw:frame presentation:style-name="pr6" draw:layer="layout" svg:width="22.5cm" svg:height="2.563cm" svg:x="0cm" svg:y="0cm" presentation:class="title">
          <draw:text-box>
            <text:p>4. Development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<text:span text:style-name="T16">You only have to implement your own agent strategy</text:span></text:p>
              </text:list-item>
              <text:list-item>
                <text:p><text:span text:style-name="T16">Three functions</text:span></text:p>
                <text:list>
                  <text:list-item>
                    <text:p><text:span text:style-name="T21">specify_share</text:span><text:span text:style-name="T16">: agents return their initial share at beginning of round</text:span></text:p>
                    <text:p><text:span text:style-name="T16"/></text:p>
                  </text:list-item>
                  <text:list-item>
                    <text:p><text:span text:style-name="T21">negotiation_response</text:span><text:span text:style-name="T16">: agent provides his share update and/or desire for altering other agent’s shares, based on his utility</text:span></text:p>
                    <text:p><text:span text:style-name="T16"/></text:p>
                  </text:list-item>
                  <text:list-item>
                    <text:p><text:span text:style-name="T21">inform_round_finished</text:span><text:span text:style-name="T16">: agent can react to notification of round finish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home_2f_sb17498_2f_.config_2f_libreoffice_2f_4_2f_user_2f_template_2f_MetropolisTemplate.otp" presentation:presentation-page-layout-name="AL2T1">
        <draw:frame presentation:style-name="pr6" draw:layer="layout" svg:width="22.5cm" svg:height="2.563cm" svg:x="0cm" svg:y="0cm" presentation:class="title">
          <draw:text-box>
            <text:p>5. Tasks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<text:span text:style-name="T16">Implement your own agent strategy</text:span></text:p>
                <text:p><text:span text:style-name="T16"/></text:p>
              </text:list-item>
              <text:list-item>
                <text:p><text:span text:style-name="T16">Double objective: </text:span><text:span text:style-name="T22">equity</text:span><text:span text:style-name="T23"> and </text:span><text:span text:style-name="T22">maximal social welfare</text:span></text:p>
                <text:list>
                  <text:list-item>
                    <text:p><text:span text:style-name="T23">Avoid having agents that do not respond to social inequalities :-)</text:span></text:p>
                    <text:p><text:span text:style-name="T23"/></text:p>
                  </text:list-item>
                </text:list>
              </text:list-item>
              <text:list-item>
                <text:p><text:span text:style-name="T23">Create plots of individual </text:span><text:span text:style-name="T22">cumulated</text:span><text:span text:style-name="T23"> agent shares as rounds progress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/>
    <style:font-face style:name="Fira Sans Light6" svg:font-family="'Fira Sans Light'" style:font-adornments="Regular" style:font-family-generic="modern"/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4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221cm" fo:text-indent="0cm"/>
      <style:text-properties fo:font-size="18pt" fo:font-weight="normal" style:font-size-asian="18pt" style:font-weight-asian="normal" style:font-size-complex="18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165cm" fo:text-indent="0cm"/>
      <style:text-properties fo:font-size="14pt" style:font-size-asian="14pt" style:font-weight-asian="normal" style:font-size-complex="14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109cm" fo:text-indent="0cm"/>
      <style:text-properties fo:font-size="12pt" style:font-size-asian="12pt" style:font-size-complex="12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053cm" fo:text-indent="0cm"/>
      <style:text-properties fo:font-size="12pt" style:font-size-asian="12pt" style:font-size-complex="12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053cm" fo:text-indent="0cm"/>
      <style:text-properties fo:font-size="10pt" style:font-size-asian="10pt" style:font-size-complex="10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053cm" fo:text-indent="0cm"/>
      <style:text-properties fo:font-size="10pt" style:font-size-asian="10pt" style:font-size-complex="10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053cm" fo:text-indent="0cm"/>
      <style:text-properties fo:font-size="7.80000019073486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053cm" fo:text-indent="0cm"/>
      <style:text-properties fo:font-size="7.80000019073486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4" style:family="graphic" style:parent-style-name="standard">
      <style:graphic-properties draw:stroke="none" svg:stroke-color="#ff6600" draw:fill-color="#003333"/>
    </style:style>
    <style:style style:name="Mgr5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5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6600"/>
    </style:style>
    <style:style style:name="MP8" style:family="paragraph">
      <loext:graphic-properties draw:fill-color="#003333"/>
    </style:style>
    <style:style style:name="MP9" style:family="paragraph">
      <loext:graphic-properties draw:fill-color="#003333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text-properties fo:color="#ffffff" style:font-name="Fira Sans1" fo:font-size="14pt" fo:font-weight="normal" style:font-size-asian="14pt" style:font-size-complex="14pt"/>
    </style:style>
    <style:style style:name="MP12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13" style:family="paragraph"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font-name="Fira Sans Light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ffffff" style:font-name="Fira Sans Light2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1">
      <draw:line draw:style-name="Mgr3" draw:text-style-name="MP7" draw:layer="backgroundobjects" svg:x1="0cm" svg:y1="20.098cm" svg:x2="28cm" svg:y2="20.098cm">
        <text:p/>
      </draw:line>
      <draw:line draw:style-name="Mgr3" draw:text-style-name="MP7" draw:layer="backgroundobjects" svg:x1="0cm" svg:y1="2.562cm" svg:x2="28cm" svg:y2="2.562cm">
        <text:p/>
      </draw:line>
      <draw:rect draw:style-name="Mgr4" draw:text-style-name="MP8" draw:layer="backgroundobjects" svg:width="28cm" svg:height="2.563cm" svg:x="0cm" svg:y="0cm">
        <text:p/>
      </draw:rect>
      <draw:custom-shape draw:style-name="Mgr5" draw:text-style-name="MP9" draw:layer="backgroundobjects" svg:width="28cm" svg:height="0.9cm" svg:x="0cm" svg:y="20.0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6" draw:text-style-name="MP10" draw:layer="backgroundobjects" svg:width="25.199cm" svg:height="12.179cm" svg:x="1.4cm" svg:y="4.913cm">
        <draw:text-box>
          <text:p/>
        </draw:text-box>
      </draw:frame>
      <draw:frame presentation:style-name="Mpr4" draw:text-style-name="MP12" draw:layer="backgroundobjects" svg:width="21.7cm" svg:height="0.569cm" svg:x="0.6cm" svg:y="20.229cm" presentation:class="date-time">
        <draw:text-box>
          <text:p text:style-name="MP11"><text:span text:style-name="MT2"><presentation:footer/></text:span><text:span text:style-name="MT3"><text:s/></text:span><text:span text:style-name="MT4"><text:s/></text:span><text:span text:style-name="MT4"><presentation:date-time/></text:span></text:p>
        </draw:text-box>
      </draw:frame>
      <draw:frame presentation:style-name="Mpr4" draw:text-style-name="MP14" draw:layer="backgroundobjects" svg:width="3.799cm" svg:height="0.569cm" svg:x="23.8cm" svg:y="20.229cm" presentation:class="page-number">
        <draw:text-box>
          <text:p text:style-name="MP13"><text:span text:style-name="MT4"><text:page-number>&lt;number&gt;</text:page-number></text:span><text:span text:style-name="MT4">/</text:span><text:span text:style-name="MT4"><text:page-count>7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u Sorici</meta:initial-creator>
    <meta:creation-date>2020-03-18T11:16:35.238418052</meta:creation-date>
    <dc:date>2021-05-05T15:46:45.679341223</dc:date>
    <dc:creator>Alexandru Sorici</dc:creator>
    <meta:editing-duration>PT38M19S</meta:editing-duration>
    <meta:editing-cycles>4</meta:editing-cycles>
    <meta:generator>LibreOffice/6.1.5.2$Linux_X86_64 LibreOffice_project/1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row>
      <mi>K</mi>
      <mo stretchy="false">−</mo>
      <mrow>
        <munderover>
          <mo stretchy="false">∑</mo>
          <mrow>
            <mi>i</mi>
            <mo stretchy="false">=</mo>
            <mn>1</mn>
          </mrow>
          <mi>N</mi>
        </munderover>
        <msub>
          <mi>k</mi>
          <mi>i</mi>
        </msub>
      </mrow>
    </mrow>
    <annotation encoding="StarMath 5.0">K - sum from{i=1} to{N} { k_i }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a</mi>
                <mi>i</mi>
              </msub>
              <mi>,</mi>
              <msub>
                <mi>a</mi>
                <mrow>
                  <mo stretchy="false">−</mo>
                  <mi>i</mi>
                </mrow>
              </msub>
            </mrow>
          </mrow>
          <mo fence="true" stretchy="false">)</mo>
        </mrow>
        <mo stretchy="false">=</mo>
        <mi>ln</mi>
      </mrow>
      <mrow>
        <mrow>
          <mo fence="true" stretchy="false">(</mo>
          <mrow>
            <msub>
              <mi>k</mi>
              <mi>i</mi>
            </msub>
          </mrow>
          <mo fence="true" stretchy="false">)</mo>
        </mrow>
        <mo stretchy="false">+</mo>
        <mi>ln</mi>
      </mrow>
      <mrow>
        <mo fence="true" stretchy="false">(</mo>
        <mrow>
          <mrow>
            <mi>K</mi>
            <mo stretchy="false">−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k</mi>
                <mi>i</mi>
              </msub>
            </mrow>
          </mrow>
        </mrow>
        <mo fence="true" stretchy="false">)</mo>
      </mrow>
    </mrow>
    <annotation encoding="StarMath 5.0">u(a_i, a_{-i}) = ln( k_i ) + ln( K - sum from {i=1} to N {k_i} )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(</mo>
          <mrow>
            <mrow>
              <msub>
                <mi>a</mi>
                <mn>1</mn>
              </msub>
              <mi>,</mi>
              <msub>
                <mi>a</mi>
                <mn>2</mn>
              </msub>
              <mi>,</mi>
              <mn>...</mn>
              <mi>,</mi>
              <msub>
                <mi>a</mi>
                <mi>N</mi>
              </msub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i>ln</mi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</mrow>
          </mrow>
          <mo stretchy="false">+</mo>
          <mrow>
            <mi>N</mi>
            <mo stretchy="false">⋅</mo>
            <mi>ln</mi>
          </mrow>
        </mrow>
      </mrow>
      <mrow>
        <mo fence="true" stretchy="false">(</mo>
        <mrow>
          <mrow>
            <mi>K</mi>
            <mo stretchy="false">−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k</mi>
                <mi>i</mi>
              </msub>
            </mrow>
          </mrow>
        </mrow>
        <mo fence="true" stretchy="false">)</mo>
      </mrow>
    </mrow>
    <annotation encoding="StarMath 5.0">w(a_1 , a_2 , ..., a_N) = sum from {i=1} to N {ln( k_i )} + N cdot ln( K - sum from {i=1} to N {k_i} )</annotation>
  </semantics>
</math>
</file>